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 style:data-style-name="N161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61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Ener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117150" calcext:value-type="float">
            <text:p>$ 117,150.00</text:p>
          </table:table-cell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123248" calcext:value-type="float">
            <text:p>$ 123,248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00480" calcext:value-type="float">
            <text:p>$ 100,48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186997.4" calcext:value-type="float">
            <text:p>$ 186,997.4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667000" calcext:value-type="float">
            <text:p>$ 667,00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93512" calcext:value-type="float">
            <text:p>$ 93,512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460110" calcext:value-type="float">
            <text:p>$ 460,110.00</text:p>
          </table:table-cell>
          <table:table-cell table:style-name="ce26" office:value-type="string" calcext:value-type="string">
            <text:p>Arreglo Caldera</text:p>
          </table:table-cell>
          <table:table-cell table:style-name="ce30" office:value-type="float" office:value="80000" calcext:value-type="float">
            <text:p>$ 8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888550" calcext:value-type="float">
            <text:p>$ 888,55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9510" calcext:value-type="float">
            <text:p>$ 9,51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26200" calcext:value-type="float">
            <text:p>$ 126,20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84000" calcext:value-type="float">
            <text:p>$ 84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Arreglos electricidad</text:p>
          </table:table-cell>
          <table:table-cell table:style-name="ce30" office:value-type="float" office:value="97886.68" calcext:value-type="float">
            <text:p>$ 97,886.6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antería</text:p>
          </table:table-cell>
          <table:table-cell table:style-name="ce30" office:value-type="float" office:value="548767.18" calcext:value-type="float">
            <text:p>$ 548,767.1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Jardines</text:p>
          </table:table-cell>
          <table:table-cell table:style-name="ce30" office:value-type="float" office:value="270000" calcext:value-type="float">
            <text:p>$ 2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asilla de Correo annual</text:p>
          </table:table-cell>
          <table:table-cell table:style-name="ce30" office:value-type="float" office:value="46400" calcext:value-type="float">
            <text:p>$ 46,4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Fletes</text:p>
          </table:table-cell>
          <table:table-cell table:style-name="ce30" office:value-type="float" office:value="29606.74" calcext:value-type="float">
            <text:p>$ 29,606.7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89585.92" calcext:value-type="float">
            <text:p>$ 89,585.9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45000" calcext:value-type="float">
            <text:p>$ 4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60694.32" calcext:value-type="float">
            <text:p>$ 60,694.3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Donaciones</text:p>
          </table:table-cell>
          <table:table-cell table:style-name="ce30" office:value-type="float" office:value="230000" calcext:value-type="float">
            <text:p>$ 230,0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40000" calcext:value-type="float">
            <text:p>$ 4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SUM([.C8:.C22])" office:value-type="float" office:value="2589490" calcext:value-type="float">
            <text:p>$ 2,589,49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2])" office:value-type="float" office:value="1805208.24" calcext:value-type="float">
            <text:p>$ 1,805,208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Superávit</text:p>
          </table:table-cell>
          <table:table-cell table:style-name="ce12" table:formula="of:=[.C24]-[.E24]" office:value-type="float" office:value="784281.76" calcext:value-type="float">
            <text:p>$ 784,281.7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 office:value-type="string" calcext:value-type="string">
            <text:p>Proyecto Mochilas. Compras (recursos: donaciones)</text:p>
          </table:table-cell>
          <table:table-cell table:style-name="ce12" office:value-type="float" office:value="507636.19" calcext:value-type="float">
            <text:p>$ 507,636.19</text:p>
          </table:table-cell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55">
      <number:month number:textual="true"/>
      <number:text>-</number:text>
      <number:year/>
    </number:date-style>
    <number:time-style style:name="N154">
      <number:hours/>
      <number:text>:</number:text>
      <number:minutes number:style="long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minutes number:style="long"/>
      <number:text>:</number:text>
      <number:seconds number:style="long" number:decimal-places="1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month/>
      <number:text>/</number:text>
      <number:day/>
      <number:text>/</number:text>
      <number:year number:style="long"/>
    </number:dat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date-style style:name="N137">
      <number:day/>
      <number:text>-</number:text>
      <number:month number:textual="true"/>
    </number:date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time-style style:name="N133">
      <number:hours/>
      <number:text>:</number:text>
      <number:minutes number:style="long"/>
      <number:text> </number:text>
      <number:am-pm/>
    </number:time-style>
    <number:number-style style:name="N161P0" style:volatile="true">
      <number:text>$ 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hours/>
      <number:text>:</number:text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2-08T09:36:28.676414731</dc:date>
    <meta:editing-cycles>54</meta:editing-cycles>
    <meta:editing-duration>PT3H53M32S</meta:editing-duration>
    <meta:generator>LibreOffice/7.3.7.2$Linux_X86_64 LibreOffice_project/30$Build-2</meta:generator>
    <meta:print-date>2023-08-13T19:49:28.888436636</meta:print-date>
    <meta:document-statistic meta:table-count="1" meta:cell-count="57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